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631" officeooo:paragraph-rsid="00187631"/>
    </style:style>
    <style:style style:name="P2" style:family="paragraph" style:parent-style-name="Standard" style:list-style-name="L1">
      <style:text-properties officeooo:rsid="00187631" officeooo:paragraph-rsid="0018763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87631" officeooo:paragraph-rsid="00187631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rias de Usuário</text:p>
      <text:p text:style-name="P1"/>
      <text:list xml:id="list3954668687" text:style-name="L1">
        <text:list-item>
          <text:p text:style-name="P2">Eu como Usuário(Comprador de Rifas), quero poder me cadastrar na plataforma para conseguir adquirir os bilhet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09:45.798810394</meta:creation-date>
    <dc:date>2022-03-22T10:17:21.873983639</dc:date>
    <meta:editing-duration>PT7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0" meta:character-count="134" meta:non-whitespace-character-count="117"/>
  </office:meta>
</office:document-meta>
</file>